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15a34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Bahnschrift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officeooo:rsid="0015a34f" officeooo:paragraph-rsid="0015a34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officeooo:rsid="0015a34f" officeooo:paragraph-rsid="0015a34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paragraph-rsid="0015a34f" style:font-size-asian="18pt" style:font-size-complex="18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6pt" fo:letter-spacing="normal" fo:font-style="normal" fo:font-weight="normal" style:font-size-asian="16pt" style:font-size-complex="16pt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6pt" fo:letter-spacing="normal" fo:font-style="normal" fo:font-weight="normal" style:font-size-asian="16pt" style:font-size-complex="16pt" loext:padding="0cm" loext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8pt" fo:letter-spacing="normal" fo:font-style="normal" fo:font-weight="normal" style:font-size-asian="18pt" style:font-size-complex="18pt" loext:padding="0cm" loext:border="non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line-height="120%" fo:orphans="84" fo:widows="2" fo:text-indent="0cm" style:auto-text-indent="false" fo:padding="0cm" fo:border="none"/>
      <style:text-properties fo:font-variant="normal" fo:text-transform="none" fo:color="#1c1d1f" loext:opacity="100%" style:font-name="udemy sans" fo:font-size="18pt" fo:letter-spacing="normal" fo:font-style="normal" fo:font-weight="bold" style:font-size-asian="18pt" style:font-size-complex="18pt"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6pt" fo:letter-spacing="normal" style:font-size-asian="16pt" style:font-size-complex="16pt"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6pt" fo:letter-spacing="normal" style:font-size-asian="16pt" style:font-size-complex="16pt"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officeooo:paragraph-rsid="0015a34f" style:font-size-asian="18pt" style:font-size-complex="18pt" loext:padding="0cm" loext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font-size="18pt" fo:letter-spacing="normal" style:font-size-asian="18pt" style:font-size-complex="18pt" loext:padding="0cm" loext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6pt" fo:letter-spacing="normal" style:font-size-asian="16pt" style:font-size-complex="16pt" loext:padding="0cm" loext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6pt" fo:letter-spacing="normal" style:font-size-asian="16pt" style:font-size-complex="16pt" loext:padding="0cm" loext:border="none"/>
    </style:style>
    <style:style style:name="P30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8pt" fo:letter-spacing="normal" style:font-size-asian="18pt" style:font-size-complex="18pt" loext:padding="0cm" loext:border="none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8pt" fo:letter-spacing="normal" style:font-size-asian="18pt" style:font-size-complex="18pt" loext:padding="0cm" loext:border="non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8pt" fo:letter-spacing="normal" style:font-size-asian="18pt" style:font-size-complex="18pt" loext:padding="0cm" loext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fo:font-size="18pt" fo:letter-spacing="normal" style:font-size-asian="18pt" style:font-size-complex="18pt" loext:padding="0cm" loext:border="none"/>
    </style:style>
    <style:style style:name="P34" style:family="paragraph" style:parent-style-name="Text_20_body">
      <style:text-properties fo:color="#3465a4" loext:opacity="100%" style:font-name="Bahnschrift" fo:font-size="14pt" fo:font-weight="bold" officeooo:rsid="0015a34f" style:font-size-asian="12.25pt" style:font-weight-asian="bold" style:font-size-complex="14pt" style:font-weight-complex="bold"/>
    </style:style>
    <style:style style:name="P35" style:family="paragraph" style:parent-style-name="Text_20_body">
      <style:text-properties fo:font-size="16pt" style:font-size-asian="16pt" style:font-size-complex="16pt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</style:style>
    <style:style style:name="P37" style:family="paragraph" style:parent-style-name="Text_20_body">
      <style:text-properties fo:font-size="18pt" style:font-size-asian="18pt" style:font-size-complex="18pt"/>
    </style:style>
    <style:style style:name="P38" style:family="paragraph">
      <style:paragraph-properties fo:text-align="start"/>
      <style:text-properties fo:color="#1c1d1f"/>
    </style:style>
    <style:style style:name="T1" style:family="text">
      <style:text-properties fo:color="#444949" loext:opacity="100%" style:font-name="GillSans-Light" fo:font-size="27.5pt" style:font-size-asian="27.5pt"/>
    </style:style>
    <style:style style:name="T2" style:family="text">
      <style:text-properties fo:color="#444949" loext:opacity="100%"/>
    </style:style>
    <style:style style:name="T3" style:family="text">
      <style:text-properties fo:color="#5092d1" loext:opacity="100%"/>
    </style:style>
    <style:style style:name="T4" style:family="text">
      <style:text-properties fo:color="#3465a4" loext:opacity="100%" style:font-name="Bahnschrift" fo:font-size="14pt" officeooo:rsid="0015a34f" style:font-size-asian="12.25pt" style:font-weight-asian="bold" style:font-size-complex="14pt" style:font-weight-complex="bold"/>
    </style:style>
    <style:style style:name="T5" style:family="text">
      <style:text-properties fo:color="#3465a4" loext:opacity="100%" style:font-name="Bahnschrift" fo:font-size="14pt" fo:font-weight="bold" officeooo:rsid="0015a34f" style:font-size-asian="12.25pt" style:font-weight-asian="bold" style:font-size-complex="14pt" style:font-weight-complex="bold"/>
    </style:style>
    <style:style style:name="T6" style:family="text">
      <style:text-properties fo:color="#3465a4" loext:opacity="100%" style:font-name="Bahnschrift" officeooo:rsid="0015a34f" style:font-weight-asian="bold" style:font-weight-complex="bold"/>
    </style:style>
    <style:style style:name="T7" style:family="text">
      <style:text-properties fo:font-size="27.5pt" style:font-size-asian="27.5pt"/>
    </style:style>
    <style:style style:name="T8" style:family="text">
      <style:text-properties fo:font-weight="normal" loext:padding="0cm" loext:border="none"/>
    </style:style>
    <style:style style:name="T9" style:family="text">
      <style:text-properties style:font-name="udemy sans" fo:font-weight="bold"/>
    </style:style>
    <style:style style:name="T10" style:family="text">
      <style:text-properties style:font-name="udemy sans" fo:font-size="12pt" fo:font-style="normal" fo:font-weight="bold"/>
    </style:style>
    <style:style style:name="T11" style:family="text">
      <style:text-properties style:font-name="udemy sans" fo:font-style="normal" fo:font-weight="bold"/>
    </style:style>
    <style:style style:name="T12" style:family="text">
      <style:text-properties fo:font-variant="normal" fo:text-transform="none" fo:color="#f10d0c" loext:opacity="100%" style:font-name="udemy sans" fo:font-size="18pt" fo:letter-spacing="normal" fo:font-style="normal" fo:font-weight="bold" style:font-size-asian="18pt" style:font-size-complex="18pt" loext:padding="0cm" loext:border="none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1c1d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answer" form:control-implementation="ooo:com.sun.star.form.component.RadioButton" xml:id="control1" form:id="control1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5" text:anchor-type="page" text:anchor-page-number="1" svg:x="0cm" svg:y="0cm" svg:width="20.214cm" draw:z-index="34">
        <draw:text-box fo:min-height="1.376cm">
          <text:p text:style-name="Text_20_body"/>
        </draw:text-box>
      </draw:frame>
      <draw:frame draw:style-name="fr1" draw:name="Marco34" text:anchor-type="page" text:anchor-page-number="1" svg:x="0cm" svg:y="0cm" svg:width="20.214cm" draw:z-index="33">
        <draw:text-box fo:min-height="1.376cm">
          <text:p text:style-name="Text_20_body"/>
        </draw:text-box>
      </draw:frame>
      <draw:frame draw:style-name="fr1" draw:name="Marco33" text:anchor-type="page" text:anchor-page-number="1" svg:x="0cm" svg:y="0cm" svg:width="20.214cm" draw:z-index="32">
        <draw:text-box fo:min-height="1.376cm">
          <text:p text:style-name="Text_20_body"/>
        </draw:text-box>
      </draw:frame>
      <draw:frame draw:style-name="fr1" draw:name="Marco32" text:anchor-type="page" text:anchor-page-number="1" svg:x="0cm" svg:y="0cm" svg:width="20.214cm" draw:z-index="31">
        <draw:text-box fo:min-height="1.376cm">
          <text:p text:style-name="Text_20_body"/>
        </draw:text-box>
      </draw:frame>
      <draw:frame draw:style-name="fr1" draw:name="Marco31" text:anchor-type="page" text:anchor-page-number="1" svg:x="0cm" svg:y="0cm" svg:width="20.214cm" draw:z-index="30">
        <draw:text-box fo:min-height="1.376cm">
          <text:p text:style-name="Text_20_body"/>
        </draw:text-box>
      </draw:frame>
      <draw:frame draw:style-name="fr1" draw:name="Marco30" text:anchor-type="page" text:anchor-page-number="1" svg:x="0cm" svg:y="0cm" svg:width="20.214cm" draw:z-index="29">
        <draw:text-box fo:min-height="1.376cm">
          <text:p text:style-name="Text_20_body"/>
        </draw:text-box>
      </draw:frame>
      <draw:frame draw:style-name="fr1" draw:name="Marco29" text:anchor-type="page" text:anchor-page-number="1" svg:x="0cm" svg:y="0cm" svg:width="20.214cm" draw:z-index="28">
        <draw:text-box fo:min-height="1.376cm">
          <text:p text:style-name="Text_20_body"/>
        </draw:text-box>
      </draw:frame>
      <draw:frame draw:style-name="fr1" draw:name="Marco28" text:anchor-type="page" text:anchor-page-number="1" svg:x="0cm" svg:y="0cm" svg:width="20.214cm" draw:z-index="27">
        <draw:text-box fo:min-height="1.376cm">
          <text:p text:style-name="Text_20_body"/>
        </draw:text-box>
      </draw:frame>
      <draw:frame draw:style-name="fr1" draw:name="Marco27" text:anchor-type="page" text:anchor-page-number="1" svg:x="0cm" svg:y="0cm" svg:width="20.214cm" draw:z-index="26">
        <draw:text-box fo:min-height="1.376cm">
          <text:p text:style-name="Text_20_body"/>
        </draw:text-box>
      </draw:frame>
      <draw:frame draw:style-name="fr1" draw:name="Marco26" text:anchor-type="page" text:anchor-page-number="1" svg:x="0cm" svg:y="0cm" svg:width="20.214cm" draw:z-index="25">
        <draw:text-box fo:min-height="1.376cm">
          <text:p text:style-name="Text_20_body"/>
        </draw:text-box>
      </draw:frame>
      <draw:frame draw:style-name="fr1" draw:name="Marco25" text:anchor-type="page" text:anchor-page-number="1" svg:x="0cm" svg:y="0cm" svg:width="20.214cm" draw:z-index="24">
        <draw:text-box fo:min-height="1.376cm">
          <text:p text:style-name="Text_20_body"/>
        </draw:text-box>
      </draw:frame>
      <draw:frame draw:style-name="fr1" draw:name="Marco24" text:anchor-type="page" text:anchor-page-number="1" svg:x="0cm" svg:y="0cm" svg:width="20.214cm" draw:z-index="23">
        <draw:text-box fo:min-height="1.376cm">
          <text:p text:style-name="Text_20_body"/>
        </draw:text-box>
      </draw:frame>
      <draw:frame draw:style-name="fr1" draw:name="Marco23" text:anchor-type="page" text:anchor-page-number="1" svg:x="0cm" svg:y="0cm" svg:width="20.214cm" draw:z-index="22">
        <draw:text-box fo:min-height="1.376cm">
          <text:p text:style-name="Text_20_body"/>
        </draw:text-box>
      </draw:frame>
      <draw:frame draw:style-name="fr1" draw:name="Marco22" text:anchor-type="page" text:anchor-page-number="1" svg:x="0cm" svg:y="0cm" svg:width="20.214cm" draw:z-index="21">
        <draw:text-box fo:min-height="1.376cm">
          <text:p text:style-name="Text_20_body"/>
        </draw:text-box>
      </draw:frame>
      <draw:frame draw:style-name="fr1" draw:name="Marco21" text:anchor-type="page" text:anchor-page-number="1" svg:x="0cm" svg:y="0cm" svg:width="20.214cm" draw:z-index="20">
        <draw:text-box fo:min-height="1.376cm">
          <text:p text:style-name="Text_20_body"/>
        </draw:text-box>
      </draw:frame>
      <draw:frame draw:style-name="fr1" draw:name="Marco20" text:anchor-type="page" text:anchor-page-number="1" svg:x="0cm" svg:y="0cm" svg:width="20.214cm" draw:z-index="19">
        <draw:text-box fo:min-height="1.376cm">
          <text:p text:style-name="Text_20_body"/>
        </draw:text-box>
      </draw:frame>
      <draw:frame draw:style-name="fr1" draw:name="Marco19" text:anchor-type="page" text:anchor-page-number="1" svg:x="0cm" svg:y="0cm" svg:width="20.214cm" draw:z-index="18">
        <draw:text-box fo:min-height="1.376cm">
          <text:p text:style-name="Text_20_body"/>
        </draw:text-box>
      </draw:frame>
      <draw:frame draw:style-name="fr1" draw:name="Marco18" text:anchor-type="page" text:anchor-page-number="1" svg:x="0cm" svg:y="0cm" svg:width="20.214cm" draw:z-index="17">
        <draw:text-box fo:min-height="1.376cm">
          <text:p text:style-name="Text_20_body"/>
        </draw:text-box>
      </draw:frame>
      <draw:frame draw:style-name="fr1" draw:name="Marco17" text:anchor-type="page" text:anchor-page-number="1" svg:x="0cm" svg:y="0cm" svg:width="20.214cm" draw:z-index="16">
        <draw:text-box fo:min-height="1.376cm">
          <text:p text:style-name="Text_20_body"/>
        </draw:text-box>
      </draw:frame>
      <draw:frame draw:style-name="fr1" draw:name="Marco16" text:anchor-type="page" text:anchor-page-number="1" svg:x="0cm" svg:y="0cm" svg:width="20.214cm" draw:z-index="15">
        <draw:text-box fo:min-height="1.376cm">
          <text:p text:style-name="Text_20_body"/>
        </draw:text-box>
      </draw:frame>
      <draw:frame draw:style-name="fr1" draw:name="Marco15" text:anchor-type="page" text:anchor-page-number="1" svg:x="0cm" svg:y="0cm" svg:width="20.214cm" draw:z-index="14">
        <draw:text-box fo:min-height="1.376cm">
          <text:p text:style-name="Text_20_body"/>
        </draw:text-box>
      </draw:frame>
      <draw:frame draw:style-name="fr1" draw:name="Marco14" text:anchor-type="page" text:anchor-page-number="1" svg:x="0cm" svg:y="0cm" svg:width="20.214cm" draw:z-index="13">
        <draw:text-box fo:min-height="1.376cm">
          <text:p text:style-name="Text_20_body"/>
        </draw:text-box>
      </draw:frame>
      <draw:frame draw:style-name="fr1" draw:name="Marco13" text:anchor-type="page" text:anchor-page-number="1" svg:x="0cm" svg:y="0cm" svg:width="20.214cm" draw:z-index="12">
        <draw:text-box fo:min-height="1.376cm">
          <text:p text:style-name="Text_20_body"/>
        </draw:text-box>
      </draw:frame>
      <draw:frame draw:style-name="fr1" draw:name="Marco12" text:anchor-type="page" text:anchor-page-number="1" svg:x="0cm" svg:y="0cm" svg:width="20.214cm" draw:z-index="11">
        <draw:text-box fo:min-height="1.376cm">
          <text:p text:style-name="Text_20_body"/>
        </draw:text-box>
      </draw:frame>
      <draw:frame draw:style-name="fr1" draw:name="Marco11" text:anchor-type="page" text:anchor-page-number="1" svg:x="0cm" svg:y="0cm" svg:width="20.214cm" draw:z-index="10">
        <draw:text-box fo:min-height="1.376cm">
          <text:p text:style-name="Text_20_body"/>
        </draw:text-box>
      </draw:frame>
      <draw:frame draw:style-name="fr1" draw:name="Marco10" text:anchor-type="page" text:anchor-page-number="1" svg:x="0cm" svg:y="0cm" svg:width="20.214cm" draw:z-index="9">
        <draw:text-box fo:min-height="1.376cm">
          <text:p text:style-name="Text_20_body"/>
        </draw:text-box>
      </draw:frame>
      <draw:frame draw:style-name="fr1" draw:name="Marco9" text:anchor-type="page" text:anchor-page-number="1" svg:x="0cm" svg:y="0cm" svg:width="20.214cm" draw:z-index="8">
        <draw:text-box fo:min-height="1.376cm">
          <text:p text:style-name="Text_20_body"/>
        </draw:text-box>
      </draw:frame>
      <draw:frame draw:style-name="fr1" draw:name="Marco8" text:anchor-type="page" text:anchor-page-number="1" svg:x="0cm" svg:y="0cm" svg:width="20.214cm" draw:z-index="7">
        <draw:text-box fo:min-height="1.376cm">
          <text:p text:style-name="Text_20_body"/>
        </draw:text-box>
      </draw:frame>
      <draw:frame draw:style-name="fr1" draw:name="Marco7" text:anchor-type="page" text:anchor-page-number="1" svg:x="0cm" svg:y="0cm" svg:width="20.214cm" draw:z-index="6">
        <draw:text-box fo:min-height="1.376cm">
          <text:p text:style-name="Text_20_body"/>
        </draw:text-box>
      </draw:frame>
      <draw:frame draw:style-name="fr1" draw:name="Marco6" text:anchor-type="page" text:anchor-page-number="1" svg:x="0cm" svg:y="0cm" svg:width="20.214cm" draw:z-index="5">
        <draw:text-box fo:min-height="1.376cm">
          <text:p text:style-name="Text_20_body"/>
        </draw:text-box>
      </draw:frame>
      <draw:frame draw:style-name="fr1" draw:name="Marco5" text:anchor-type="page" text:anchor-page-number="1" svg:x="0cm" svg:y="0cm" svg:width="20.214cm" draw:z-index="4">
        <draw:text-box fo:min-height="1.376cm">
          <text:p text:style-name="Text_20_body"/>
        </draw:text-box>
      </draw:frame>
      <draw:frame draw:style-name="fr1" draw:name="Marco4" text:anchor-type="page" text:anchor-page-number="1" svg:x="0cm" svg:y="0cm" svg:width="20.214cm" draw:z-index="3">
        <draw:text-box fo:min-height="1.376cm">
          <text:p text:style-name="Text_20_body"/>
        </draw:text-box>
      </draw:frame>
      <draw:frame draw:style-name="fr1" draw:name="Marco3" text:anchor-type="page" text:anchor-page-number="1" svg:x="0cm" svg:y="0cm" svg:width="20.214cm" draw:z-index="2">
        <draw:text-box fo:min-height="1.376cm">
          <text:p text:style-name="Text_20_body"/>
        </draw:text-box>
      </draw:frame>
      <draw:frame draw:style-name="fr1" draw:name="Marco2" text:anchor-type="page" text:anchor-page-number="1" svg:x="0cm" svg:y="0cm" svg:width="20.214cm" draw:z-index="1">
        <draw:text-box fo:min-height="1.376cm">
          <text:p text:style-name="Text_20_body"/>
        </draw:text-box>
      </draw:frame>
      <draw:frame draw:style-name="fr1" draw:name="Marco1" text:anchor-type="page" text:anchor-page-number="1" svg:x="0cm" svg:y="0cm" svg:width="20.214cm" draw:z-index="0">
        <draw:text-box fo:min-height="1.376cm">
          <text:p text:style-name="Text_20_body"/>
        </draw:text-box>
      </draw:frame>
      <text:p text:style-name="P3">Elastic Load Balancing &amp; Auto Scaling Groups Section</text:p>
      <text:p text:style-name="P3"/>
      <text:p text:style-name="P4">Scalability &amp; High Availability</text:p>
      <text:p text:style-name="P2"><text:span text:style-name="T2">• Scalability means that an application / system can handle greater loads</text:span></text:p>
      <text:p text:style-name="P2"><text:span text:style-name="T2">by adapting.</text:span></text:p>
      <text:p text:style-name="P2"><text:span text:style-name="T2">• There are two kinds of scalability:</text:span></text:p>
      <text:p text:style-name="P2"><text:span text:style-name="T2">• Vertical Scalability</text:span></text:p>
      <text:p text:style-name="P2"><text:span text:style-name="T2">• Horizontal Scalability (= elasticity)</text:span></text:p>
      <text:p text:style-name="P4"><text:span text:style-name="T2">• Scalability is linked but different to High Availability</text:span></text:p>
      <text:p text:style-name="P4"><text:span text:style-name="T2"/></text:p>
      <text:p text:style-name="P4">Vertical Scalability</text:p>
      <text:p text:style-name="P2"><text:span text:style-name="T2">• Vertical Scalability means increasing the size</text:span></text:p>
      <text:p text:style-name="P2"><text:span text:style-name="T2">of the instance</text:span></text:p>
      <text:p text:style-name="P2"><text:span text:style-name="T2">• For example, your application runs on a</text:span></text:p>
      <text:p text:style-name="P2"><text:span text:style-name="T2">t2.micro</text:span></text:p>
      <text:p text:style-name="P2"><text:span text:style-name="T2">• Scaling that application vertically means</text:span></text:p>
      <text:p text:style-name="P2"><text:span text:style-name="T2">running it on a t2.large</text:span></text:p>
      <text:p text:style-name="P2"><text:span text:style-name="T2">• Vertical scalability is very common for non</text:span></text:p>
      <text:p text:style-name="P2"><text:span text:style-name="T2">distributed systems, such as a database.</text:span></text:p>
      <text:p text:style-name="P2"><text:span text:style-name="T2">• There’s usually a limit to how much you can</text:span></text:p>
      <text:p text:style-name="P4"><text:span text:style-name="T2">vertically scale (hardware limit)</text:span></text:p>
      <text:p text:style-name="P4"><text:span text:style-name="T2"/></text:p>
      <text:p text:style-name="P4">Horizontal Scalability</text:p>
      <text:p text:style-name="P2"><text:span text:style-name="T2">• Horizontal Scalability means increasing the</text:span></text:p>
      <text:p text:style-name="P2"><text:span text:style-name="T2">number of instances / systems for your</text:span></text:p>
      <text:p text:style-name="P2"><text:span text:style-name="T2">application</text:span></text:p>
      <text:p text:style-name="P2"><text:span text:style-name="T2">• Horizontal scaling implies distributed systems.</text:span></text:p>
      <text:p text:style-name="P2"><text:span text:style-name="T2">• This is very common for web applications /</text:span></text:p>
      <text:p text:style-name="P2"><text:span text:style-name="T2">modern applications</text:span></text:p>
      <text:p text:style-name="P2"><text:span text:style-name="T2">• It’s easy to horizontally scale thanks the cloud</text:span></text:p>
      <text:p text:style-name="P4"><text:span text:style-name="T2">offerings such as Amazon EC2</text:span></text:p>
      <text:p text:style-name="P4"><text:span text:style-name="T2"/></text:p>
      <text:p text:style-name="P4">High Availability</text:p>
      <text:p text:style-name="P2"><text:span text:style-name="T2">• High Availability usually goes hand</text:span></text:p>
      <text:p text:style-name="P2"><text:span text:style-name="T2">in hand with horizontal scaling</text:span></text:p>
      <text:p text:style-name="P2"><text:span text:style-name="T2">• High availability means running</text:span></text:p>
      <text:p text:style-name="P2"><text:span text:style-name="T2">your application / system in at</text:span></text:p>
      <text:p text:style-name="P2"><text:span text:style-name="T2">least 2 Availability Zones</text:span></text:p>
      <text:p text:style-name="P2"><text:span text:style-name="T2">• The goal of high availability is to</text:span></text:p>
      <text:p text:style-name="P2"><text:span text:style-name="T2">survive a data center loss</text:span></text:p>
      <text:p text:style-name="P4"><text:span text:style-name="T2">(disaster)</text:span></text:p>
      <text:p text:style-name="P4"><text:span text:style-name="T2"/></text:p>
      <text:p text:style-name="P4"><text:span text:style-name="T2"/></text:p>
      <text:p text:style-name="P4"><text:soft-page-break/>High Availability &amp; Scalability For EC2</text:p>
      <text:p text:style-name="P2"><text:span text:style-name="T2">• Vertical Scaling: Increase instance size (= scale up / down)</text:span></text:p>
      <text:p text:style-name="P2"><text:span text:style-name="T2">• From: t2.nano - 0.5G of RAM, 1 vCPU</text:span></text:p>
      <text:p text:style-name="P2"><text:span text:style-name="T2">• To: u-12tb1.metal – 12.3 TB of RAM, 448 vCPUs</text:span></text:p>
      <text:p text:style-name="P2"><text:span text:style-name="T2">• Horizontal Scaling: Increase number of instances (= scale out / in)</text:span></text:p>
      <text:p text:style-name="P2"><text:span text:style-name="T2">• Auto Scaling Group</text:span></text:p>
      <text:p text:style-name="P2"><text:span text:style-name="T2">• Load Balancer</text:span></text:p>
      <text:p text:style-name="P2"><text:span text:style-name="T2">• High Availability: Run instances for the same application across multi AZ</text:span></text:p>
      <text:p text:style-name="P4"><text:span text:style-name="T2">• Auto Scaling Group multi AZ</text:span></text:p>
      <text:p text:style-name="P4"><text:span text:style-name="T2"/></text:p>
      <text:p text:style-name="P4">Scalability vs Elasticity (vs Agility)</text:p>
      <text:p text:style-name="P2"><text:span text:style-name="T2">• Scalability: ability to accommodate a larger load by making the hardware</text:span></text:p>
      <text:p text:style-name="P2"><text:span text:style-name="T2">stronger (scale up), or by adding nodes (scale out)</text:span></text:p>
      <text:p text:style-name="P2"><text:span text:style-name="T2">• Elasticity: once a system is scalable, elasticity means that there will be</text:span></text:p>
      <text:p text:style-name="P2"><text:span text:style-name="T2">some “auto-scaling” so that the system can scale based on the load. This</text:span></text:p>
      <text:p text:style-name="P2"><text:span text:style-name="T2">is “cloud-friendly”: pay-per-use, match demand, optimize costs</text:span></text:p>
      <text:p text:style-name="P2"><text:span text:style-name="T2">• Agility: (not related to scalability - distractor) new IT resources are only</text:span></text:p>
      <text:p text:style-name="P2"><text:span text:style-name="T2">a click away, which means that you reduce the time to make those</text:span></text:p>
      <text:p text:style-name="P4"><text:span text:style-name="T2">resources available to your developers from weeks to just minutes.</text:span></text:p>
      <text:p text:style-name="P4"><text:span text:style-name="T2"/></text:p>
      <text:p text:style-name="P4">Elastic Load Balancer?</text:p>
      <text:p text:style-name="P2"><text:span text:style-name="T2">• An ELB (Elastic Load Balancer) is a </text:span><text:span text:style-name="T3">managed load balancer</text:span></text:p>
      <text:p text:style-name="P2"><text:span text:style-name="T2">• AWS guarantees that it will be working</text:span></text:p>
      <text:p text:style-name="P2"><text:span text:style-name="T2">• AWS takes care of upgrades, maintenance, high availability</text:span></text:p>
      <text:p text:style-name="P2"><text:span text:style-name="T2">• AWS provides only a few configuration knobs</text:span></text:p>
      <text:p text:style-name="P2"><text:span text:style-name="T2">• It costs less to setup your own load balancer but it will be a lot more</text:span></text:p>
      <text:p text:style-name="P2"><text:span text:style-name="T2">effort on your end (maintenance, integrations)</text:span></text:p>
      <text:p text:style-name="P2"><text:span text:style-name="T2">• 3 kinds of load balancers offered by AWS:</text:span></text:p>
      <text:p text:style-name="P2"><text:span text:style-name="T2">• Application Load Balancer (HTTP / HTTPS only) – Layer 7</text:span></text:p>
      <text:p text:style-name="P2"><text:span text:style-name="T2">• Network Load Balancer (ultra-high performance, allows for TCP) – Layer 4</text:span></text:p>
      <text:p text:style-name="P4"><text:span text:style-name="T2">• Classic Load Balancer (slowly retiring) – Layer 4 &amp; 7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Auto Scaling Group</text:p>
      <text:p text:style-name="P2"><text:span text:style-name="T2">• In real-life, the load on your websites and application can change</text:span></text:p>
      <text:p text:style-name="P2"><text:span text:style-name="T2">• In the cloud, you can create and get rid of servers very quickly</text:span></text:p>
      <text:p text:style-name="P2"><text:span text:style-name="T2">• The goal of an Auto Scaling Group (ASG) is to:</text:span></text:p>
      <text:p text:style-name="P2"><text:span text:style-name="T2">• Scale out (add EC2 instances) to match an increased load</text:span></text:p>
      <text:p text:style-name="P2"><text:span text:style-name="T2">• Scale in (remove EC2 instances) to match a decreased load</text:span></text:p>
      <text:p text:style-name="P2"><text:span text:style-name="T2">• Ensure we have a minimum and a maximum number of machines running</text:span></text:p>
      <text:p text:style-name="P2"><text:span text:style-name="T2">• Automatically register new instances to a load balancer</text:span></text:p>
      <text:p text:style-name="P2"><text:span text:style-name="T2">• Replace unhealthy instances</text:span></text:p>
      <text:p text:style-name="P4"><text:span text:style-name="T2">• Cost Savings: only run at an optimal capacity (principle of the cloud)</text:span></text:p>
      <text:p text:style-name="P4"><text:span text:style-name="T2"/></text:p>
      <text:p text:style-name="P4"><text:span text:style-name="T2">Auto Scaling Groups – </text:span>Scaling Strategies</text:p>
      <text:p text:style-name="P2"><text:span text:style-name="T2">• Manual Scaling: Update the size of an ASG manually</text:span></text:p>
      <text:p text:style-name="P2"><text:span text:style-name="T2">• Dynamic Scaling: Respond to changing demand</text:span></text:p>
      <text:p text:style-name="P2"><text:span text:style-name="T2">• Simple / Step Scaling</text:span></text:p>
      <text:p text:style-name="P2"><text:span text:style-name="T2">• When a CloudWatch alarm is triggered (example CPU &gt; 70%), then add 2 units</text:span></text:p>
      <text:p text:style-name="P2"><text:span text:style-name="T2">• When a CloudWatch alarm is triggered (example CPU &lt; 30%), then remove 1</text:span></text:p>
      <text:p text:style-name="P2"><text:span text:style-name="T2">• Target Tracking Scaling</text:span></text:p>
      <text:p text:style-name="P2"><text:span text:style-name="T2">• Example: I want the average ASG CPU to stay at around 40%</text:span></text:p>
      <text:p text:style-name="P2"><text:span text:style-name="T2">• Scheduled Scaling</text:span></text:p>
      <text:p text:style-name="P2"><text:span text:style-name="T2">• Anticipate a scaling based on known usage patterns</text:span></text:p>
      <text:p text:style-name="P4"><text:span text:style-name="T2">• Example: increase the min. capacity to 10 at 5 pm on Fridays</text:span></text:p>
      <text:p text:style-name="P4"><text:span text:style-name="T1"/></text:p>
      <text:p text:style-name="P4">ELB &amp; ASG – Summary</text:p>
      <text:p text:style-name="P2"><text:span text:style-name="T2">• High Availability vs Scalability (vertical and horizontal) vs Elasticity vs</text:span></text:p>
      <text:p text:style-name="P2"><text:span text:style-name="T2">Agility in the Cloud</text:span></text:p>
      <text:p text:style-name="P2"><text:span text:style-name="T2">• Elastic Load Balancers (ELB)</text:span></text:p>
      <text:p text:style-name="P2"><text:span text:style-name="T2">• Distribute traffic across backend EC2 instances, can be Multi-AZ</text:span></text:p>
      <text:p text:style-name="P2"><text:span text:style-name="T2">• Supports health checks</text:span></text:p>
      <text:p text:style-name="P2"><text:span text:style-name="T2">• 3 types: Application LB (HTTP – L7), Network LB (TCP – L4), Classic LB (old)</text:span></text:p>
      <text:p text:style-name="P2"><text:span text:style-name="T2">• Auto Scaling Groups (ASG)</text:span></text:p>
      <text:p text:style-name="P2"><text:span text:style-name="T2">• Implement Elasticity for your application, across multiple AZ</text:span></text:p>
      <text:p text:style-name="P4"><text:span text:style-name="T2">• Scale EC2 instances based on</text:span></text:p>
      <text:p text:style-name="P4"><text:span text:style-name="T1"/></text:p>
      <text:p text:style-name="P4"><text:span text:style-name="T1"/></text:p>
      <text:p text:style-name="P5"><text:soft-page-break/><text:span text:style-name="T7">QUIZ</text:span></text:p>
      <text:p text:style-name="P1"><text:span text:style-name="T6">1-</text:span><text:span text:style-name="T8">What is the main purpose of High Availability in the Cloud?</text:span></text:p>
      <text:list xml:id="list8741263" text:style-name="L1">
        <text:list-header>
          <text:p text:style-name="P8"><text:bookmark text:name="u113-radio--1096"/><text:span text:style-name="T9">Increase scalability</text:span></text:p>
          <text:p text:style-name="P28"><text:bookmark text:name="u113-radio--1097"/><text:span text:style-name="T11">Application thriving even in case of a disaster</text:span></text:p>
          <text:p text:style-name="P18"><text:bookmark text:name="u113-radio--1098"/><text:span text:style-name="T11">Access on computers and smartphones</text:span></text:p>
          <text:p text:style-name="P18"><text:bookmark text:name="u113-radio--1099"/><text:span text:style-name="T11">Handle greater loads by launching EC2 instances based on the demand</text:span></text:p>
        </text:list-header>
      </text:list>
      <text:p text:style-name="P35"/>
      <text:p text:style-name="P1"><text:span text:style-name="T6">2-</text:span><text:span text:style-name="T8">Which AWS offered Load Balancer should you use to handle hundreds of thousands of connections with low latency?</text:span></text:p>
      <text:list xml:id="list3544580602" text:style-name="L2">
        <text:list-header>
          <text:p text:style-name="P9"><text:bookmark text:name="u113-radio--1111"/><text:span text:style-name="T9">Application Load Balancer</text:span></text:p>
          <text:p text:style-name="P29"><text:bookmark text:name="u113-radio--1112"/><text:span text:style-name="T11">Network Load Balancer</text:span></text:p>
          <text:p text:style-name="P19"><text:bookmark text:name="u113-radio--1113"/><text:span text:style-name="T11">Elastic Load Balancer</text:span></text:p>
        </text:list-header>
      </text:list>
      <text:p text:style-name="Text_20_body"/>
      <text:p text:style-name="P7"><text:span text:style-name="T6">3-</text:span><text:span text:style-name="T8">Changing an EC2 Instance Type from a t3a.medium to a t3a.2xlarge is an example of?</text:span></text:p>
      <text:list xml:id="list2421760446" text:style-name="L3">
        <text:list-header>
          <text:p text:style-name="P10"><text:bookmark text:name="u113-radio--1114"/><text:span text:style-name="T9">Horizontal scaling</text:span></text:p>
          <text:p text:style-name="P20"><text:bookmark text:name="u113-radio--1115"/><text:span text:style-name="T11">High Availability</text:span></text:p>
          <text:p text:style-name="P20"><text:bookmark text:name="u113-radio--1116"/><text:span text:style-name="T11">Agility</text:span></text:p>
          <text:p text:style-name="P36"><text:bookmark text:name="u113-radio--1117"/><text:span text:style-name="T12">Vertical scaling</text:span></text:p>
        </text:list-header>
      </text:list>
      <text:p text:style-name="P7"><text:span text:style-name="T6">4-</text:span><text:span text:style-name="T8">What can you use to handle quickly and automatically the changing load on your websites and applications by adding compute resources?</text:span></text:p>
      <text:list xml:id="list2980836881" text:style-name="L4">
        <text:list-header>
          <text:p text:style-name="P11"><text:bookmark text:name="u113-radio--1118"/><text:span text:style-name="T9">An Elastic Load Balancer</text:span></text:p>
          <text:p text:style-name="P21"><text:bookmark text:name="u113-radio--1119"/><text:span text:style-name="T11">A bigger instance type</text:span></text:p>
          <text:p text:style-name="P30"><text:bookmark text:name="u113-radio--1120"/><text:span text:style-name="T11">An Auto Scaling Group</text:span></text:p>
          <text:p text:style-name="P21"><text:bookmark text:name="u113-radio--1121"/><text:span text:style-name="T11">Health Checks on your EC2 Instances</text:span></text:p>
        </text:list-header>
      </text:list>
      <text:p text:style-name="Text_20_body"><text:line-break/></text:p>
      <text:p text:style-name="Text_20_body"><text:span text:style-name="T5"/></text:p>
      <text:p text:style-name="P7"><text:soft-page-break/><text:span text:style-name="T6">5-</text:span><text:span text:style-name="T8">Which of the following statements is INCORRECT regarding Auto Scaling Groups?</text:span></text:p>
      <text:list xml:id="list3779218908" text:style-name="L5">
        <text:list-header>
          <text:p text:style-name="P12"><text:bookmark text:name="u113-radio--1122"/><text:span text:style-name="T9">Replace unhealthy instances</text:span></text:p>
          <text:p text:style-name="P22"><text:bookmark text:name="u113-radio--1123"/><text:span text:style-name="T11">Are cost-effective by running at optimal capacity</text:span></text:p>
          <text:p text:style-name="P22"><text:bookmark text:name="u113-radio--1124"/><text:span text:style-name="T11">Automatically register new instances to a load balancer</text:span></text:p>
          <text:p text:style-name="P22"><text:bookmark text:name="u113-radio--1125"/><text:span text:style-name="T11">Automatically changing the EC2 Instances Types</text:span></text:p>
        </text:list-header>
      </text:list>
      <text:p text:style-name="Text_20_body"><text:line-break/></text:p>
      <text:p text:style-name="P7"><text:span text:style-name="T6">6-</text:span><text:span text:style-name="T8">Which Load Balancer is best suited for HTTP/HTTPS load balancing traffic?</text:span></text:p>
      <text:list xml:id="list1971721310" text:style-name="L6">
        <text:list-header>
          <text:p text:style-name="P13"><text:bookmark text:name="u113-radio--1126"/><text:span text:style-name="T9">Network Load Balancer</text:span></text:p>
          <text:p text:style-name="P23"><text:bookmark text:name="u113-radio--1127"/><text:span text:style-name="T11">Classic Load Balancer</text:span></text:p>
          <text:p text:style-name="P23"><text:bookmark text:name="u113-radio--1128"/><text:span text:style-name="T11">Elastic Load Balancer</text:span></text:p>
          <text:p text:style-name="P31"><text:bookmark text:name="u113-radio--1129"/><text:span text:style-name="T11">Application Load Balancer</text:span></text:p>
        </text:list-header>
      </text:list>
      <text:p text:style-name="P37"/>
      <text:p text:style-name="P7"><text:span text:style-name="T6">7-</text:span><text:span text:style-name="T8">Which of the following is NOT an Auto Scaling Strategy?</text:span></text:p>
      <text:list xml:id="list3630308153" text:style-name="L7">
        <text:list-header>
          <text:p text:style-name="P14"><text:bookmark text:name="u113-radio--1130"/><text:span text:style-name="T9">Manual Scaling</text:span></text:p>
          <text:p text:style-name="P24"><text:bookmark text:name="u113-radio--1131"/><text:span text:style-name="T11">Dynamic Scaling</text:span></text:p>
          <text:p text:style-name="P32"><text:bookmark text:name="u113-radio--1132"/><text:span text:style-name="T11">Active Scaling</text:span></text:p>
          <text:p text:style-name="P24"><text:bookmark text:name="u113-radio--1133"/><text:span text:style-name="T11">Predictive Scaling</text:span></text:p>
        </text:list-header>
      </text:list>
      <text:p text:style-name="Text_20_body"><text:line-break/></text:p>
      <text:p text:style-name="P7"><text:span text:style-name="T6">8-</text:span><text:span text:style-name="T8">Which AWS service offers easy horizontal scaling of compute capacity?</text:span></text:p>
      <text:list xml:id="list924204323" text:style-name="L8">
        <text:list-header>
          <text:p text:style-name="P15"><text:bookmark text:name="u113-radio--1134"/><text:span text:style-name="T9">EBS</text:span></text:p>
          <text:p text:style-name="P25"><text:bookmark text:name="u113-radio--1135"/><draw:control text:anchor-type="as-char" draw:z-index="35" draw:name="Forma2" draw:style-name="gr1" draw:text-style-name="P38" svg:width="0.027cm" svg:height="0.027cm" draw:control="control1"/></text:p>
          <text:p text:style-name="P17">AMI</text:p>
          <text:p text:style-name="P26"><text:bookmark text:name="u113-radio--1136"/><text:span text:style-name="T11">IAM</text:span></text:p>
          <text:p text:style-name="P26"><text:bookmark text:name="u113-radio--1137"/><text:span text:style-name="T11">ASG</text:span></text:p>
        </text:list-header>
      </text:list>
      <text:p text:style-name="Text_20_body"><text:line-break/></text:p>
      <text:p text:style-name="P7"><text:soft-page-break/><text:span text:style-name="T6">9-</text:span><text:span text:style-name="T8">Which of the following statements is NOT a feature of Load Balancers?</text:span></text:p>
      <text:list xml:id="list2871717713" text:style-name="L9">
        <text:list-header>
          <text:p text:style-name="P16"><text:bookmark text:name="u113-radio--1138"/><text:span text:style-name="T9">Do regular health checks to your instances</text:span></text:p>
          <text:p text:style-name="P27"><text:bookmark text:name="u113-radio--1139"/><text:span text:style-name="T11">Spread load across multiple downstream instances</text:span></text:p>
          <text:p text:style-name="P27"><text:bookmark text:name="u113-radio--1140"/><text:span text:style-name="T11">Handle failures of downstream instances</text:span></text:p>
          <text:p text:style-name="P33"><text:bookmark text:name="u113-radio--1141"/><text:span text:style-name="T11">Back-end autoscaling</text:span></text:p>
        </text:list-header>
      </text:list>
      <text:p text:style-name="P34"><text:span text:style-name="T5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3:59:14.416000000</dc:date>
    <meta:editing-duration>PT2M51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147" meta:word-count="1023" meta:character-count="5963" meta:non-whitespace-character-count="5106"/>
  </office:meta>
</office:document-meta>
</file>